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PT_Astra_Serif_4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PT_Astra_Serif_1.ttf" manifest:media-type="application/x-font-ttf"/>
  <manifest:file-entry manifest:full-path="Fonts/Font_Liberation_Mono_3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Lohit_Devanagari_2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Heading_20_1">
      <style:text-properties officeooo:rsid="0067ec6e" officeooo:paragraph-rsid="0067ec6e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0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22" style:family="paragraph" style:parent-style-name="Text_20_body" style:list-style-name="L2">
      <style:paragraph-properties fo:padding="0cm" fo:border="none"/>
    </style:style>
    <style:style style:name="P23" style:family="paragraph" style:parent-style-name="Text_20_body">
      <style:paragraph-properties fo:padding="0cm" fo:border="none"/>
      <style:text-properties officeooo:rsid="00697f6d" officeooo:paragraph-rsid="00697f6d"/>
    </style:style>
    <style:style style:name="P24" style:family="paragraph" style:parent-style-name="Text_20_body">
      <style:text-properties officeooo:rsid="00697f6d" officeooo:paragraph-rsid="00697f6d"/>
    </style:style>
    <style:style style:name="P25" style:family="paragraph" style:parent-style-name="Text_20_body" style:list-style-name="L5">
      <style:text-properties officeooo:rsid="00697f6d" officeooo:paragraph-rsid="00697f6d"/>
    </style:style>
    <style:style style:name="P26" style:family="paragraph" style:parent-style-name="Text_20_body">
      <style:text-properties officeooo:paragraph-rsid="00697f6d"/>
    </style:style>
    <style:style style:name="P27" style:family="paragraph" style:parent-style-name="Text_20_body" style:list-style-name="L3"/>
    <style:style style:name="P28" style:family="paragraph" style:parent-style-name="Text_20_body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style:use-window-font-color="true" loext:opacity="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29" style:family="paragraph" style:parent-style-name="Text_20_body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fo:color="#000000" loext:opacity="10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30" style:family="paragraph" style:parent-style-name="Text_20_body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fo:color="#60a0b0" loext:opacity="100%" style:font-name="Source Code Pro Semibold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P31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5">
      <style:text-properties officeooo:paragraph-rsid="00697f6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officeooo:rsid="005c4ead"/>
    </style:style>
    <style:style style:name="T9" style:family="text">
      <style:text-properties fo:letter-spacing="-0.004cm"/>
    </style:style>
    <style:style style:name="T10" style:family="text">
      <style:text-properties fo:letter-spacing="-0.004cm" officeooo:rsid="005f2da5"/>
    </style:style>
    <style:style style:name="T11" style:family="text">
      <style:text-properties officeooo:rsid="0067ec6e"/>
    </style:style>
    <style:style style:name="T12" style:family="text">
      <style:text-properties officeooo:rsid="00697f6d"/>
    </style:style>
    <style:style style:name="T13" style:family="text">
      <style:text-properties officeooo:rsid="00697f6d" loext:padding="0cm" loext:border="none"/>
    </style:style>
    <style:style style:name="T14" style:family="text">
      <style:text-properties loext:padding="0cm" loext:border="none"/>
    </style:style>
    <style:style style:name="T15" style:family="text">
      <style:text-properties style:font-name="PT Astra Serif1"/>
    </style:style>
    <style:style style:name="T16" style:family="text">
      <style:text-properties style:font-name="PT Astra Serif1" loext:padding="0cm" loext:border="none"/>
    </style:style>
    <style:style style:name="T17" style:family="text">
      <style:text-properties style:font-name="PT Astra Serif1" officeooo:rsid="00697f6d"/>
    </style:style>
    <style:style style:name="T18" style:family="text">
      <style:text-properties style:font-name="PT Astra Serif1" officeooo:rsid="00697f6d" loext:padding="0cm" loext:border="none"/>
    </style:style>
    <style:style style:name="T19" style:family="text">
      <style:text-properties style:font-name="PT Astra Serif1" officeooo:rsid="006a14bc" loext:padding="0cm" loext:border="none"/>
    </style:style>
    <style:style style:name="T20" style:family="text">
      <style:text-properties fo:color="#007020" loext:opacity="100%" fo:font-weight="bold"/>
    </style:style>
    <style:style style:name="T21" style:family="text">
      <style:text-properties fo:color="#bbbbbb" loext:opacity="100%"/>
    </style:style>
    <style:style style:name="T22" style:family="text">
      <style:text-properties fo:color="#bbbbbb" loext:opacity="100%" fo:font-style="normal" style:text-underline-style="none" fo:font-weight="normal"/>
    </style:style>
    <style:style style:name="T23" style:family="text">
      <style:text-properties fo:color="#0e84b5" loext:opacity="100%" fo:font-weight="bold"/>
    </style:style>
    <style:style style:name="T24" style:family="text">
      <style:text-properties fo:color="#000000" loext:opacity="100%"/>
    </style:style>
    <style:style style:name="T25" style:family="text">
      <style:text-properties fo:color="#06287e" loext:opacity="100%"/>
    </style:style>
    <style:style style:name="T26" style:family="text">
      <style:text-properties fo:color="#902000" loext:opacity="100%"/>
    </style:style>
    <style:style style:name="T27" style:family="text">
      <style:text-properties fo:color="#666666" loext:opacity="100%"/>
    </style:style>
    <style:style style:name="T28" style:family="text">
      <style:text-properties fo:color="#4070a0" loext:opacity="100%"/>
    </style:style>
    <style:style style:name="T29" style:family="text">
      <style:text-properties fo:color="#40a070" loext:opacity="100%"/>
    </style:style>
    <style:style style:name="T30" style:family="text">
      <style:text-properties fo:color="#60a0b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00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005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9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Поддержка и <text:span text:style-name="T8">т</text:span>естирование программных модулей</text:p>
      <text:p text:style-name="P13">ЛАБОРАТОРНАЯ РАБОТА №<text:span text:style-name="T11">6</text:span></text:p>
      <text:p text:style-name="P16">по теме:</text:p>
      <text:h text:style-name="P17" text:outline-level="1"><text:span text:style-name="T10">О</text:span><text:span text:style-name="T9">бработка исключительных ситуаций при работе с файлами</text:span></text:h>
      <text:p text:style-name="Заголовок_20_2_20_титул"/>
      <text:p text:style-name="P8"><text:span text:style-name="T5">Выполн</text:span><text:span text:style-name="T6">ил:</text:span><text:span text:style-name="T3"> </text:span></text:p>
      <text:p text:style-name="P8"><text:span text:style-name="T4">студент ЕПК,</text:span> <text:span text:style-name="T4">группа</text:span> </text:p>
      <text:p text:style-name="P10">ФИО</text:p>
      <text:p text:style-name="P9"/>
      <text:p text:style-name="P14"><text:span text:style-name="T4">Проверил</text:span>:</text:p>
      <text:p text:style-name="P7"><text:span text:style-name="T4">преподаватель </text:span><text:span text:style-name="T7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18" text:outline-level="2">1 Теоретические сведения</text:h>
      <text:h text:style-name="Heading_20_3" text:outline-level="3"><text:span text:style-name="T12">1.1 С</text:span>войства <text:span text:style-name="T12">исключений</text:span>.</text:h>
      <text:list text:style-name="L2">
        <text:list-item>
          <text:p text:style-name="P21"><text:span text:style-name="T15">Исключения представляют собой типы, производные от </text:span><text:span text:style-name="Source_20_Text"><text:span text:style-name="T15">System.Exception</text:span></text:span><text:span text:style-name="T15">.</text:span></text:p>
        </text:list-item>
        <text:list-item>
          <text:p text:style-name="P21"><text:span text:style-name="T12">Б</text:span>лок<text:span text:style-name="T15"> </text:span><text:span text:style-name="Source_20_Text"><text:span text:style-name="T16">try </text:span></text:span><text:span text:style-name="Source_20_Text"><text:span text:style-name="T18">используется</text:span></text:span><text:span text:style-name="Source_20_Text"><text:span text:style-name="T16"> </text:span></text:span><text:span text:style-name="T15">д</text:span>ля выполнения таких инструкций, которые могут создавать исключения.</text:p>
        </text:list-item>
        <text:list-item>
          <text:p text:style-name="P21">Когда внутри такого блока<text:span text:style-name="T15"> </text:span><text:span text:style-name="Source_20_Text"><text:span text:style-name="T16">try </text:span></text:span>возникает исключение, поток управления переходит к первому подходящему обработчику исключений в стеке вызовов. В C# ключевое слово<text:span text:style-name="T15"> </text:span><text:span text:style-name="Source_20_Text"><text:span text:style-name="T16">catch </text:span></text:span>обозначает обработчик исключений.</text:p>
        </text:list-item>
        <text:list-item>
          <text:p text:style-name="P21">Если для созданного исключения не существует обработчиков, выполнение программы прекращается с сообщением об ошибке.</text:p>
        </text:list-item>
        <text:list-item>
          <text:p text:style-name="P21">Не <text:span text:style-name="T12">следует</text:span> перехватыва<text:span text:style-name="T12">ть</text:span> исключение, если не<text:span text:style-name="T12">т</text:span> намерен<text:span text:style-name="T12">ий</text:span> его обрабатывать с сохранением состояния приложения. Если перехватывает<text:span text:style-name="T12">ся</text:span> <text:span text:style-name="Source_20_Text"><text:span text:style-name="T16">System.Exception</text:span></text:span>, <text:span text:style-name="T12">то для его возбуждения</text:span> использу<text:span text:style-name="T12">ется</text:span> ключевое слово<text:span text:style-name="T15"> </text:span><text:span text:style-name="Source_20_Text"><text:span text:style-name="T16">throw</text:span></text:span>. <text:span text:style-name="T12">Исключение обрабатывается в блоке catch, следующим за блоком try.</text:span></text:p>
        </text:list-item>
        <text:list-item>
          <text:p text:style-name="P21">Если блок<text:span text:style-name="T15"> </text:span><text:span text:style-name="Source_20_Text"><text:span text:style-name="T16">catch </text:span></text:span>определяет переменную исключения, ее можно использовать для получения дополнительных сведений о типе созданного исключения.</text:p>
        </text:list-item>
        <text:list-item>
          <text:p text:style-name="P21">Программа может явным образом создавать исключения с помощью ключевого слова<text:span text:style-name="T15"> </text:span><text:span text:style-name="Source_20_Text"><text:span text:style-name="T16">throw</text:span></text:span>.</text:p>
        </text:list-item>
        <text:list-item>
          <text:p text:style-name="P21">Объекты исключения содержат подробные сведения об ошибке, например состояние стека вызовов и текстовое описание ошибки.</text:p>
        </text:list-item>
        <text:list-item>
          <text:p text:style-name="P22">Код в блоке<text:span text:style-name="T15"> </text:span><text:span text:style-name="Source_20_Text"><text:span text:style-name="T16">finally </text:span></text:span>выполняется, даже если создано исключение. <text:span text:style-name="T12">Типичное и</text:span>спольз<text:span text:style-name="T12">ование</text:span> блок<text:span text:style-name="T12">а</text:span><text:span text:style-name="T15"> </text:span><text:span text:style-name="Source_20_Text"><text:span text:style-name="T16">finally -</text:span></text:span> <text:span text:style-name="T12">о</text:span>свобо<text:span text:style-name="T12">ждение</text:span> ресурс<text:span text:style-name="T12">ов</text:span>, например, закрыт<text:span text:style-name="T12">ие</text:span> поток<text:span text:style-name="T12">ов</text:span> и файл<text:span text:style-name="T12">ов</text:span>, которые были открыты внутри блока<text:span text:style-name="T15"> </text:span><text:span text:style-name="Source_20_Text"><text:span text:style-name="T16">try</text:span></text:span>.</text:p>
        </text:list-item>
      </text:list>
      <text:h text:style-name="Heading_20_3" text:outline-level="3"><text:span text:style-name="T12">1.2 </text:span><text:bookmark text:name="handling-ioexception"/>Обработка IOException</text:h>
      <text:list text:style-name="L3">
        <text:list-item>
          <text:p text:style-name="P27"><text:span text:style-name="T14">IOException </text:span>является базовым классом для исключений в пространстве имен <text:span text:style-name="T14">System.IO </text:span>и создается для любого кода ошибки, который не имеет сопоставления с определенным типом исключения. Это означает, что оно может появиться в любой операции ввода-вывода.</text:p>
        </text:list-item>
        <text:list-item>
          <text:p text:style-name="P27">Так как <text:span text:style-name="T14">IOException </text:span>является базовым классом для других типов исключений в пространстве имен <text:span text:style-name="T14">System.IO</text:span>, его нужно обрабатывать в блоке<text:span text:style-name="T15"> </text:span><text:span text:style-name="Source_20_Text"><text:span text:style-name="T16">catch </text:span></text:span>после обработки других исключений, связанных с вводом-выводом.</text:p>
        </text:list-item>
        <text:list-item>
          <text:p text:style-name="P27"><text:soft-page-break/>К сожалению, точные условия возникновения определенных кодов ошибок в операционной системе часто не документируются или документируются в недостаточном объеме. Это означает, что возможны непредвиденные исключения. Например, при работе с каталогом логично ожидать, что передача недопустимого пути в конструктор <text:span text:style-name="T14">DirectoryInfo </text:span>приведет к созданию исключения <text:span text:style-name="T14">DirectoryNotFoundException</text:span>. Но в этой ситуации может создаваться и <text:span text:style-name="T14">FileNotFoundException</text:span>.</text:p>
        </text:list-item>
        <text:list-item>
          <text:p text:style-name="P27">Для обработки исключений можно применить <text:span text:style-name="T12">фильтр</text:span><text:span text:style-name="T15"> </text:span><text:span text:style-name="T17">w</text:span><text:span text:style-name="Source_20_Text"><text:span text:style-name="T16">hen </text:span></text:span>в инструкции catch, как показано в приведенном ниже примере.</text:p>
          <text:p text:style-name="P27"/>
        </text:list-item>
      </text:list>
      <text:p text:style-name="P28"><text:span text:style-name="T30"><text:s/>1 <text:s/></text:span><text:span text:style-name="T20">using</text:span><text:span text:style-name="T21"> </text:span><text:span text:style-name="T23">System</text:span><text:span text:style-name="T24">;</text:span></text:p>
      <text:p text:style-name="P28"><text:span text:style-name="T30"><text:s/>2 <text:s/></text:span><text:span text:style-name="T20">using</text:span><text:span text:style-name="T21"> </text:span><text:span text:style-name="T23">System.IO</text:span><text:span text:style-name="T24">;</text:span></text:p>
      <text:p text:style-name="P28"><text:span text:style-name="T30"><text:s/>3 <text:s/></text:span><text:span text:style-name="T20">using</text:span><text:span text:style-name="T21"> </text:span><text:span text:style-name="T23">System.Text</text:span><text:span text:style-name="T24">;</text:span></text:p>
      <text:p text:style-name="P30"><text:s/>4 <text:s/></text:p>
      <text:p text:style-name="P28"><text:span text:style-name="T30"><text:s/>5 <text:s/></text:span><text:span text:style-name="T20">class</text:span><text:span text:style-name="T21"> </text:span><text:span text:style-name="T23">Program</text:span><text:span text:style-name="T21"> </text:span><text:span text:style-name="T24">{</text:span></text:p>
      <text:p text:style-name="P28"><text:span text:style-name="T30"><text:s/>6 <text:s/></text:span><text:span text:style-name="T21"><text:s text:c="4"/></text:span><text:span text:style-name="T20">static</text:span><text:span text:style-name="T21"> </text:span><text:span text:style-name="T20">void</text:span><text:span text:style-name="T21"> </text:span><text:span text:style-name="T25">Main</text:span><text:span text:style-name="T24">()</text:span><text:span text:style-name="T21"> </text:span><text:span text:style-name="T24">{</text:span></text:p>
      <text:p text:style-name="P28"><text:span text:style-name="T30"><text:s/>7 <text:s/></text:span><text:span text:style-name="T21"><text:s text:c="8"/></text:span><text:span text:style-name="T26">var</text:span><text:span text:style-name="T21"> </text:span><text:span text:style-name="T24">sw</text:span><text:span text:style-name="T21"> </text:span><text:span text:style-name="T27">=</text:span><text:span text:style-name="T21"> </text:span><text:span text:style-name="T24">OpenStream(</text:span><text:span text:style-name="T28">@".\textfile"</text:span><text:span text:style-name="T24">);</text:span></text:p>
      <text:p text:style-name="P28"><text:span text:style-name="T30"><text:s/>8 <text:s/></text:span><text:span text:style-name="T21"><text:s text:c="8"/></text:span><text:span text:style-name="T20">if</text:span><text:span text:style-name="T21"> </text:span><text:span text:style-name="T24">(sw</text:span><text:span text:style-name="T21"> </text:span><text:span text:style-name="T20">is</text:span><text:span text:style-name="T21"> </text:span><text:span text:style-name="T20">null</text:span><text:span text:style-name="T24">)</text:span><text:span text:style-name="T21"> </text:span><text:span text:style-name="T20">return</text:span><text:span text:style-name="T24">;</text:span></text:p>
      <text:p text:style-name="P28"><text:span text:style-name="T30"><text:s/>9 <text:s/></text:span><text:span text:style-name="T21"><text:s text:c="8"/></text:span><text:span text:style-name="T24">sw.WriteLine(</text:span><text:span text:style-name="T28">"This is the first line."</text:span><text:span text:style-name="T24">);</text:span></text:p>
      <text:p text:style-name="P28"><text:span text:style-name="T30">10 <text:s/></text:span><text:span text:style-name="T21"><text:s text:c="8"/></text:span><text:span text:style-name="T24">sw.WriteLine(</text:span><text:span text:style-name="T28">"This is the second line."</text:span><text:span text:style-name="T24">);</text:span></text:p>
      <text:p text:style-name="P28"><text:span text:style-name="T30">11 <text:s/></text:span><text:span text:style-name="T21"><text:s text:c="8"/></text:span><text:span text:style-name="T24">sw.Close();</text:span></text:p>
      <text:p text:style-name="P28"><text:span text:style-name="T30">12 <text:s/></text:span><text:span text:style-name="T21"><text:s text:c="4"/></text:span><text:span text:style-name="T24">}</text:span></text:p>
      <text:p text:style-name="P30">13 <text:s/></text:p>
      <text:p text:style-name="P28"><text:span text:style-name="T30">14 <text:s/></text:span><text:span text:style-name="T21"><text:s text:c="4"/></text:span><text:span text:style-name="T20">static</text:span><text:span text:style-name="T21"> </text:span><text:span text:style-name="T24">StreamWriter</text:span><text:span text:style-name="T27">?</text:span><text:span text:style-name="T21"> </text:span><text:span text:style-name="T24">OpenStream(</text:span><text:span text:style-name="T26">string</text:span><text:span text:style-name="T21"> </text:span><text:span text:style-name="T24">path)</text:span><text:span text:style-name="T21"> </text:span><text:span text:style-name="T24">{</text:span></text:p>
      <text:p text:style-name="P28"><text:span text:style-name="T30">15 <text:s/></text:span><text:span text:style-name="T21"><text:s text:c="8"/></text:span><text:span text:style-name="T20">if</text:span><text:span text:style-name="T21"> </text:span><text:span text:style-name="T24">(path</text:span><text:span text:style-name="T21"> </text:span><text:span text:style-name="T20">is</text:span><text:span text:style-name="T21"> </text:span><text:span text:style-name="T20">null</text:span><text:span text:style-name="T24">)</text:span><text:span text:style-name="T21"> </text:span><text:span text:style-name="T24">{</text:span></text:p>
      <text:p text:style-name="P28"><text:span text:style-name="T30">16 <text:s/></text:span><text:span text:style-name="T21"><text:s text:c="12"/></text:span><text:span text:style-name="T24">Console.WriteLine(</text:span><text:span text:style-name="T28">"You did not supply a file path."</text:span><text:span text:style-name="T24">);</text:span></text:p>
      <text:p text:style-name="P28"><text:span text:style-name="T30">17 <text:s/></text:span><text:span text:style-name="T21"><text:s text:c="12"/></text:span><text:span text:style-name="T20">return</text:span><text:span text:style-name="T21"> </text:span><text:span text:style-name="T20">null</text:span><text:span text:style-name="T24">;</text:span></text:p>
      <text:p text:style-name="P28"><text:span text:style-name="T30">18 <text:s/></text:span><text:span text:style-name="T21"><text:s text:c="8"/></text:span><text:span text:style-name="T24">}</text:span></text:p>
      <text:p text:style-name="P30">19 <text:s/></text:p>
      <text:p text:style-name="P28"><text:span text:style-name="T30">20 <text:s/></text:span><text:span text:style-name="T21"><text:s text:c="8"/></text:span><text:span text:style-name="T20">try</text:span><text:span text:style-name="T21"> </text:span><text:span text:style-name="T24">{</text:span></text:p>
      <text:p text:style-name="P28"><text:span text:style-name="T30">21 <text:s/></text:span><text:span text:style-name="T21"><text:s text:c="12"/></text:span><text:span text:style-name="T26">var</text:span><text:span text:style-name="T21"> </text:span><text:span text:style-name="T24">fs</text:span><text:span text:style-name="T21"> </text:span><text:span text:style-name="T27">=</text:span><text:span text:style-name="T21"> </text:span><text:span text:style-name="T20">new</text:span><text:span text:style-name="T21"> </text:span><text:span text:style-name="T24">FileStream(path,</text:span><text:span text:style-name="T21"> </text:span><text:span text:style-name="T24">FileMode.CreateNew);</text:span></text:p>
      <text:p text:style-name="P28"><text:span text:style-name="T30">22 <text:s/></text:span><text:span text:style-name="T21"><text:s text:c="12"/></text:span><text:span text:style-name="T20">return</text:span><text:span text:style-name="T21"> </text:span><text:span text:style-name="T20">new</text:span><text:span text:style-name="T21"> </text:span><text:span text:style-name="T25">StreamWriter</text:span><text:span text:style-name="T24">(fs);</text:span></text:p>
      <text:p text:style-name="P28"><text:span text:style-name="T30">23 <text:s/></text:span><text:span text:style-name="T21"><text:s text:c="8"/></text:span><text:span text:style-name="T24">}</text:span></text:p>
      <text:p text:style-name="P28"><text:span text:style-name="T30">24 <text:s/></text:span><text:span text:style-name="T21"><text:s text:c="8"/></text:span><text:span text:style-name="T20">catch</text:span><text:span text:style-name="T21"> </text:span><text:span text:style-name="T24">(FileNotFoundException)</text:span><text:span text:style-name="T21"> </text:span><text:span text:style-name="T24">{</text:span></text:p>
      <text:p text:style-name="P28"><text:span text:style-name="T30">25 <text:s/></text:span><text:span text:style-name="T21"><text:s text:c="11"/></text:span><text:span text:style-name="T24">Console.WriteLine(</text:span><text:span text:style-name="T28">"The file or directory cannot be found."</text:span><text:span text:style-name="T24">);</text:span></text:p>
      <text:p text:style-name="P28"><text:span text:style-name="T30">26 <text:s/></text:span><text:span text:style-name="T21"><text:s text:c="8"/></text:span><text:span text:style-name="T24">}</text:span></text:p>
      <text:p text:style-name="P28"><text:span text:style-name="T30">27 <text:s/></text:span><text:span text:style-name="T21"><text:s text:c="8"/></text:span><text:span text:style-name="T20">catch</text:span><text:span text:style-name="T21"> </text:span><text:span text:style-name="T24">(DirectoryNotFoundException)</text:span><text:span text:style-name="T21"> </text:span><text:span text:style-name="T24">{</text:span></text:p>
      <text:p text:style-name="P28"><text:span text:style-name="T30">28 <text:s/></text:span><text:span text:style-name="T21"><text:s text:c="11"/></text:span><text:span text:style-name="T24">Console.WriteLine(</text:span><text:span text:style-name="T28">"The file or directory cannot be found."</text:span><text:span text:style-name="T24">);</text:span></text:p>
      <text:p text:style-name="P28"><text:span text:style-name="T30">29 <text:s/></text:span><text:span text:style-name="T21"><text:s text:c="8"/></text:span><text:span text:style-name="T24">}</text:span></text:p>
      <text:p text:style-name="P28"><text:span text:style-name="T30">30 <text:s/></text:span><text:span text:style-name="T21"><text:s text:c="8"/></text:span><text:span text:style-name="T20">catch</text:span><text:span text:style-name="T21"> </text:span><text:span text:style-name="T24">(DriveNotFoundException)</text:span><text:span text:style-name="T21"> </text:span><text:span text:style-name="T24">{</text:span></text:p>
      <text:p text:style-name="P28"><text:soft-page-break/><text:span text:style-name="T30">31 <text:s/></text:span><text:span text:style-name="T21"><text:s text:c="8"/></text:span><text:span text:style-name="T24">Console.WriteLine(</text:span><text:span text:style-name="T28">"The drive specified in 'path' is invalid."</text:span><text:span text:style-name="T24">);</text:span></text:p>
      <text:p text:style-name="P28"><text:span text:style-name="T30">32 <text:s/></text:span><text:span text:style-name="T21"><text:s text:c="8"/></text:span><text:span text:style-name="T24">}</text:span></text:p>
      <text:p text:style-name="P28"><text:span text:style-name="T30">33 <text:s/></text:span><text:span text:style-name="T20">catch</text:span><text:span text:style-name="T21"> </text:span><text:span text:style-name="T24">(PathTooLongException)</text:span><text:span text:style-name="T21"> </text:span><text:span text:style-name="T24">{</text:span></text:p>
      <text:p text:style-name="P28"><text:span text:style-name="T30">34 <text:s/></text:span><text:span text:style-name="T24">Console.WriteLine(</text:span><text:span text:style-name="T28">"'path' exceeds the maximum supported path length."</text:span><text:span text:style-name="T24">);</text:span></text:p>
      <text:p text:style-name="P28"><text:span text:style-name="T30">35 <text:s/></text:span><text:span text:style-name="T21"><text:s text:c="8"/></text:span><text:span text:style-name="T24">}</text:span></text:p>
      <text:p text:style-name="P28"><text:span text:style-name="T30">36 <text:s/></text:span><text:span text:style-name="T21"><text:s/></text:span><text:span text:style-name="T20">catch</text:span><text:span text:style-name="T21"> </text:span><text:span text:style-name="T24">(UnauthorizedAccessException)</text:span><text:span text:style-name="T21"> </text:span><text:span text:style-name="T24">{</text:span></text:p>
      <text:p text:style-name="P28"><text:span text:style-name="T30">37 <text:s/></text:span><text:span text:style-name="T21"><text:s/></text:span><text:span text:style-name="T24">Console.WriteLine(</text:span><text:span text:style-name="T28">"You do not have permission to create this file."</text:span><text:span text:style-name="T24">);</text:span></text:p>
      <text:p text:style-name="P28"><text:span text:style-name="T30">38 <text:s/></text:span><text:span text:style-name="T21"><text:s text:c="8"/></text:span><text:span text:style-name="T24">}</text:span></text:p>
      <text:p text:style-name="P28"><text:span text:style-name="T30">39 <text:s/></text:span><text:span text:style-name="T21"><text:s/></text:span><text:span text:style-name="T20">catch</text:span><text:span text:style-name="T21"> </text:span><text:span text:style-name="T24">(IOException</text:span><text:span text:style-name="T21"> </text:span><text:span text:style-name="T24">e)</text:span><text:span text:style-name="T21"> </text:span><text:span text:style-name="T24">when</text:span><text:span text:style-name="T21"> </text:span><text:span text:style-name="T24">((e.HResult</text:span><text:span text:style-name="T21"> </text:span><text:span text:style-name="T27">&amp;</text:span><text:span text:style-name="T21"> </text:span><text:span text:style-name="T29">0</text:span><text:span text:style-name="T24">x0000FFFF)</text:span><text:span text:style-name="T21"> </text:span><text:span text:style-name="T27">==</text:span><text:span text:style-name="T21"> </text:span><text:span text:style-name="T29">32</text:span><text:span text:style-name="T24">)</text:span><text:span text:style-name="T21"> </text:span><text:span text:style-name="T24">{</text:span></text:p>
      <text:p text:style-name="P28"><text:span text:style-name="T30">40 <text:s/></text:span><text:span text:style-name="T21"><text:s/></text:span><text:span text:style-name="T24">Console.WriteLine(</text:span><text:span text:style-name="T28">"There is a sharing violation."</text:span><text:span text:style-name="T24">);</text:span></text:p>
      <text:p text:style-name="P28"><text:span text:style-name="T30">41 <text:s/></text:span><text:span text:style-name="T21"><text:s text:c="8"/></text:span><text:span text:style-name="T24">}</text:span></text:p>
      <text:p text:style-name="P28"><text:span text:style-name="T30">42 <text:s/></text:span><text:span text:style-name="T21"><text:s/></text:span><text:span text:style-name="T20">catch</text:span><text:span text:style-name="T21"> </text:span><text:span text:style-name="T24">(IOException</text:span><text:span text:style-name="T21"> </text:span><text:span text:style-name="T24">e)</text:span><text:span text:style-name="T21"> </text:span><text:span text:style-name="T24">when</text:span><text:span text:style-name="T21"> </text:span><text:span text:style-name="T24">((e.HResult</text:span><text:span text:style-name="T21"> </text:span><text:span text:style-name="T27">&amp;</text:span><text:span text:style-name="T21"> </text:span><text:span text:style-name="T29">0</text:span><text:span text:style-name="T24">x0000FFFF)</text:span><text:span text:style-name="T21"> </text:span><text:span text:style-name="T27">==</text:span><text:span text:style-name="T21"> </text:span><text:span text:style-name="T29">80</text:span><text:span text:style-name="T24">)</text:span><text:span text:style-name="T21"> </text:span><text:span text:style-name="T24">{</text:span></text:p>
      <text:p text:style-name="P28"><text:span text:style-name="T30">43 <text:s/></text:span><text:span text:style-name="T21"><text:s/></text:span><text:span text:style-name="T24">Console.WriteLine(</text:span><text:span text:style-name="T28">"The file already exists."</text:span><text:span text:style-name="T24">);</text:span></text:p>
      <text:p text:style-name="P28"><text:span text:style-name="T30">44 <text:s/></text:span><text:span text:style-name="T21"><text:s text:c="8"/></text:span><text:span text:style-name="T24">}</text:span></text:p>
      <text:p text:style-name="P28"><text:span text:style-name="T30">45 <text:s/></text:span><text:span text:style-name="T21"><text:s/></text:span><text:span text:style-name="T20">catch</text:span><text:span text:style-name="T21"> </text:span><text:span text:style-name="T24">(IOException</text:span><text:span text:style-name="T21"> </text:span><text:span text:style-name="T24">e)</text:span><text:span text:style-name="T21"> </text:span><text:span text:style-name="T24">{</text:span></text:p>
      <text:p text:style-name="P28"><text:span text:style-name="T30">46 <text:s/></text:span><text:span text:style-name="T21"><text:s/></text:span><text:span text:style-name="T24">Console.WriteLine(</text:span><text:span text:style-name="T28">$"An exception occurred:\nError code: "</text:span><text:span text:style-name="T21"> </text:span><text:span text:style-name="T27">+</text:span></text:p>
      <text:p text:style-name="P28"><text:span text:style-name="T30">47 <text:s/></text:span><text:span text:style-name="T21"><text:s text:c="19"/></text:span><text:span text:style-name="T28">$"{e.HResult &amp; 0x0000FFFF}\nMessage: {e.Message}"</text:span><text:span text:style-name="T24">);</text:span></text:p>
      <text:p text:style-name="P28"><text:span text:style-name="T30">48 <text:s/></text:span><text:span text:style-name="T21"><text:s text:c="8"/></text:span><text:span text:style-name="T24">}</text:span></text:p>
      <text:p text:style-name="P28"><text:span text:style-name="T30">49 <text:s/></text:span><text:span text:style-name="T21"><text:s text:c="6"/></text:span><text:span text:style-name="T20">return</text:span><text:span text:style-name="T21"> </text:span><text:span text:style-name="T20">null</text:span><text:span text:style-name="T24">;</text:span></text:p>
      <text:p text:style-name="P28"><text:span text:style-name="T30">50 <text:s/></text:span><text:span text:style-name="T21"><text:s text:c="4"/></text:span><text:span text:style-name="T24">}</text:span></text:p>
      <text:p text:style-name="P29"><text:span text:style-name="T30">51 <text:s/></text:span>}</text:p>
      <text:p text:style-name="P23"/>
      <text:h text:style-name="Heading_20_3" text:outline-level="3">1.3 Класс <text:span text:style-name="T14">IOException</text:span></text:h>
      <text:p text:style-name="P26"><text:span text:style-name="T12">Класс </text:span><text:span text:style-name="T13">IOException </text:span><text:span text:style-name="T12">является базовым классом для исключений, возникающих при доступе к данным с помощью потоков, файлов и каталогов.</text:span></text:p>
      <text:p text:style-name="P20">Библиотека базовых классов включает следующие типы, каждый из которых является производным классом<text:span text:style-name="T15"> </text:span><text:span text:style-name="Source_20_Text"><text:span text:style-name="T16">IOException</text:span></text:span>:</text:p>
      <text:list text:style-name="L4">
        <text:list-item>
          <text:p text:style-name="P31"><text:span text:style-name="T14">DirectoryNotFoundException</text:span></text:p>
        </text:list-item>
        <text:list-item>
          <text:p text:style-name="P31"><text:span text:style-name="T14">EndOfStreamException</text:span></text:p>
        </text:list-item>
        <text:list-item>
          <text:p text:style-name="P31"><text:span text:style-name="T14">FileNotFoundException</text:span></text:p>
        </text:list-item>
        <text:list-item>
          <text:p text:style-name="P31"><text:span text:style-name="T14">FileLoadException</text:span></text:p>
        </text:list-item>
        <text:list-item>
          <text:p text:style-name="P31"><text:span text:style-name="T14">PathTooLongException</text:span></text:p>
        </text:list-item>
      </text:list>
      <text:p text:style-name="P20">При необходимости<text:span text:style-name="T12"> эти типы нужно использовать</text:span> вместо IOException.</text:p>
      <text:p text:style-name="P20"/>
      <text:h text:style-name="P18" text:outline-level="2">2 Постановка задачи</text:h>
      <text:list text:style-name="L5">
        <text:list-item>
          <text:p text:style-name="P32"><text:span text:style-name="T12">Выполните задание в соответствии со своим вариантом. </text:span></text:p>
        </text:list-item>
        <text:list-item>
          <text:p text:style-name="P25">Включите в свою программу обработчик исключительных ситуаций системы ввода/вывода, опираясь на образец и указания, приведенные выше.</text:p>
        </text:list-item>
        <text:list-item>
          <text:p text:style-name="P25">Используйте блок <text:s/><text:span text:style-name="Source_20_Text"><text:span text:style-name="T16">finally для закрытия потоков и файлов.</text:span></text:span></text:p>
        </text:list-item>
        <text:list-item>
          <text:p text:style-name="P25"><text:span text:style-name="Source_20_Text"><text:span text:style-name="T16">Составьте отчет, содержащий листинг программы, образцы вывода в консоли результата работы программы </text:span></text:span><text:span text:style-name="Source_20_Text"><text:span text:style-name="T19">и</text:span></text:span><text:span text:style-name="Source_20_Text"><text:span text:style-name="T16"> ошибок ввода/вывода</text:span></text:span></text:p>
        </text:list-item>
      </text:list>
      <text:p text:style-name="P24"><text:span text:style-name="Source_20_Text"><text:span text:style-name="T16">В качестве вариантов используйте задания из сборника задач по программированию №1, п. 8.1 Текстовые файлы (Базовый уровень), стр. 129</text:span></text:span></text:p>
      <text:p text:style-name="P24"><text:span text:style-name="Source_20_Text"><text:span text:style-name="T16">Требования </text:span></text:span><text:span text:style-name="Source_20_Text"><text:span text:style-name="T19">к задачам</text:span></text:span><text:span text:style-name="Source_20_Text"><text:span text:style-name="T16">: создать текстовый файл с произвольной информацией. Организовать просмотр содержимого файла. Организовать чтение и обработку данных из файла в соответствии с индивидуальным заданием. Сохранить полученные результаты в новый текстовый файл.</text:span></text:span>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51:56.070759482</meta:creation-date>
    <meta:editing-duration>PT2H51M44S</meta:editing-duration>
    <meta:editing-cycles>13</meta:editing-cycles>
    <meta:generator>LibreOffice/7.6.6.3$Linux_X86_64 LibreOffice_project/60$Build-3</meta:generator>
    <dc:title>Реферат ГОСТ</dc:title>
    <dc:date>2024-04-11T00:56:53.562237663</dc:date>
    <meta:document-statistic meta:table-count="0" meta:image-count="0" meta:object-count="0" meta:page-count="5" meta:paragraph-count="99" meta:word-count="742" meta:character-count="5802" meta:non-whitespace-character-count="4826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